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027" officeooo:paragraph-rsid="001af027"/>
    </style:style>
    <style:style style:name="P2" style:family="paragraph" style:parent-style-name="Standard">
      <style:text-properties fo:font-weight="bold" officeooo:rsid="001af027" officeooo:paragraph-rsid="001af027" style:font-weight-asian="bold" style:font-weight-complex="bold"/>
    </style:style>
    <style:style style:name="P3" style:family="paragraph" style:parent-style-name="Standard">
      <style:text-properties officeooo:rsid="001bded1" officeooo:paragraph-rsid="001bd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erim Report: </text:p>
      <text:p text:style-name="P1"/>
      <text:p text:style-name="P3">Intro </text:p>
      <text:p text:style-name="P3"/>
      <text:p text:style-name="P3">Aims/Objectives </text:p>
      <text:p text:style-name="P3"/>
      <text:p text:style-name="P3">Contingency planning </text:p>
      <text:p text:style-name="P3"/>
      <text:p text:style-name="P3">Resources required </text:p>
      <text:p text:style-name="P3"/>
      <text:p text:style-name="P3">Risk assessment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1:56:55.904681254</meta:creation-date>
    <dc:date>2024-11-10T13:30:24.155772081</dc:date>
    <meta:editing-duration>PT1H18M45S</meta:editing-duration>
    <meta:editing-cycles>1</meta:editing-cycles>
    <meta:document-statistic meta:table-count="0" meta:image-count="0" meta:object-count="0" meta:page-count="1" meta:paragraph-count="6" meta:word-count="10" meta:character-count="93" meta:non-whitespace-character-count="84"/>
    <meta:generator>LibreOffice/24.2.6.2$Linux_X86_64 LibreOffice_project/420$Build-2</meta:generator>
  </office:meta>
</office:document-meta>
</file>